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4c872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17bf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e5be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4pt" fo:font-weight="normal" officeooo:rsid="0010b28d" officeooo:paragraph-rsid="00ee7f7c" fo:background-color="transparent" style:font-name-asian="Times New Roman" style:font-weight-asian="normal" style:font-name-complex="Times New Roman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0.4cm" fo:margin-right="0cm" fo:margin-top="0.199cm" fo:margin-bottom="0cm" style:contextual-spacing="false" fo:line-height="100%" fo:text-align="center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1pt" fo:font-weight="normal" officeooo:rsid="0082080a" officeooo:paragraph-rsid="00ee7f7c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4pt" fo:font-weight="bold" officeooo:rsid="006c57d6" officeooo:paragraph-rsid="00ed3fb3" fo:background-color="transparent" style:font-name-asian="Times New Roman" style:font-name-complex="Times New Roman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1pt" fo:font-weight="bold" officeooo:rsid="006c57d6" officeooo:paragraph-rsid="00ee95ed" fo:background-color="transparent" style:font-name-asian="Times New Roman" style:font-size-asian="11pt" style:font-name-complex="Times New Roman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6c57d6" officeooo:paragraph-rsid="00fc87e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loext:graphic-properties draw:fill="none"/>
      <style:paragraph-properties fo:margin-top="0.25cm" fo:margin-bottom="0cm" style:contextual-spacing="false" fo:line-height="100%" fo:text-align="start" style:justify-single-word="false" fo:background-color="transparent">
        <style:tab-stops>
          <style:tab-stop style:position="8.251cm" style:type="right"/>
        </style:tab-stops>
      </style:paragraph-properties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757d27" officeooo:paragraph-rsid="00ee95ed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262626" loext:opacity="100%" style:font-name="Liberation Serif" fo:font-size="11pt" fo:font-weight="bold" officeooo:paragraph-rsid="00ee95ed" fo:background-color="transparent" style:font-name-asian="Times New Roman" style:font-size-asian="11pt" style:font-name-complex="Times New Roman" style:font-size-complex="11pt"/>
    </style:style>
    <style:style style:name="P13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paragraph-rsid="010e8c59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e8c59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e8c59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officeooo:rsid="00dc5160" officeooo:paragraph-rsid="010e8c59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2935f" officeooo:paragraph-rsid="010e8c59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officeooo:rsid="0103ff1d" officeooo:paragraph-rsid="010e8c59"/>
    </style:style>
    <style:style style:name="P19" style:family="paragraph" style:parent-style-name="Standard">
      <style:paragraph-properties fo:margin-top="0.25cm" fo:margin-bottom="0cm" style:contextual-spacing="false" fo:line-height="115%" fo:text-align="start" style:justify-single-word="false"/>
      <style:text-properties officeooo:paragraph-rsid="01064d16"/>
    </style:style>
    <style:style style:name="P20" style:family="paragraph" style:parent-style-name="Standard" style:master-page-name="CV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 fo:break-before="pag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28pt" fo:font-weight="normal" officeooo:paragraph-rsid="00ee7f7c" fo:background-color="transparent" style:font-name-asian="Times New Roman" style:font-name-complex="Times New Roman"/>
    </style:style>
    <style:style style:name="P21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officeooo:rsid="0102935f" officeooo:paragraph-rsid="010e8c5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e8c59" style:font-size-asian="11pt" style:font-size-complex="11pt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fo:font-size="11pt" officeooo:paragraph-rsid="010f2223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color="#262626" loext:opacity="100%" style:font-name="Liberation Serif" fo:font-size="11pt" fo:font-weight="normal" officeooo:rsid="010e1fd5" officeooo:paragraph-rsid="010e8c59" fo:background-color="transparent" style:font-name-asian="Times New Roman" style:font-size-asian="11pt" style:font-name-complex="Times New Roman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color="#262626" loext:opacity="100%" style:text-outline="false" style:text-line-through-style="none" style:text-line-through-type="none" fo:font-size="11pt" fo:font-style="normal" fo:text-shadow="none" style:text-underline-style="none" fo:font-weight="normal" officeooo:rsid="010e1fd5" officeooo:paragraph-rsid="010e8c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10e8c59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2935f" officeooo:paragraph-rsid="010f2223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d374d7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04c2c"/>
    </style:style>
    <style:style style:name="T6" style:family="text">
      <style:text-properties fo:color="#000080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0fc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officeooo:rsid="007a19da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83f4c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57d27" style:font-style-asian="normal" style:font-weight-asian="bold" style:font-style-complex="normal" style:font-weight-complex="bold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e50b50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0ee95ed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style:use-window-font-color="true" loext:opacity="0%" officeooo:rsid="003c7e9a"/>
    </style:style>
    <style:style style:name="T13" style:family="text">
      <style:text-properties style:use-window-font-color="true" loext:opacity="0%" officeooo:rsid="0059eabb"/>
    </style:style>
    <style:style style:name="T14" style:family="text">
      <style:text-properties style:use-window-font-color="true" loext:opacity="0%" officeooo:rsid="008914cd"/>
    </style:style>
    <style:style style:name="T15" style:family="text">
      <style:text-properties style:use-window-font-color="true" loext:opacity="0%" officeooo:rsid="008a6d5b"/>
    </style:style>
    <style:style style:name="T16" style:family="text">
      <style:text-properties style:use-window-font-color="true" loext:opacity="0%" style:font-weight-asian="bold" style:font-weight-complex="bold"/>
    </style:style>
    <style:style style:name="T17" style:family="text">
      <style:text-properties style:use-window-font-color="true" loext:opacity="0%" officeooo:rsid="00768416" style:font-weight-asian="bold" style:font-weight-complex="bold"/>
    </style:style>
    <style:style style:name="T18" style:family="text">
      <style:text-properties style:use-window-font-color="true" loext:opacity="0%" officeooo:rsid="00c1291d" style:font-weight-asian="bold" style:font-weight-complex="bold"/>
    </style:style>
    <style:style style:name="T19" style:family="text">
      <style:text-properties style:use-window-font-color="true" loext:opacity="0%" officeooo:rsid="006cb105" style:font-weight-asian="bold" style:font-weight-complex="bold"/>
    </style:style>
    <style:style style:name="T20" style:family="text">
      <style:text-properties style:use-window-font-color="true" loext:opacity="0%" officeooo:rsid="007a19da" style:font-weight-asian="bold" style:font-weight-complex="bold"/>
    </style:style>
    <style:style style:name="T21" style:family="text">
      <style:text-properties style:use-window-font-color="true" loext:opacity="0%" officeooo:rsid="00e9e8f6" style:font-weight-asian="bold" style:font-weight-complex="bold"/>
    </style:style>
    <style:style style:name="T22" style:family="text">
      <style:text-properties style:use-window-font-color="true" loext:opacity="0%" officeooo:rsid="00a15bb5"/>
    </style:style>
    <style:style style:name="T23" style:family="text">
      <style:text-properties style:use-window-font-color="true" loext:opacity="0%" officeooo:rsid="00bb08c2"/>
    </style:style>
    <style:style style:name="T24" style:family="text">
      <style:text-properties style:use-window-font-color="true" loext:opacity="0%" officeooo:rsid="00dc5160"/>
    </style:style>
    <style:style style:name="T25" style:family="text">
      <style:text-properties style:use-window-font-color="true" loext:opacity="0%" officeooo:rsid="00eb61e5"/>
    </style:style>
    <style:style style:name="T26" style:family="text">
      <style:text-properties style:use-window-font-color="true" loext:opacity="0%" officeooo:rsid="00fc17bf"/>
    </style:style>
    <style:style style:name="T27" style:family="text">
      <style:text-properties style:use-window-font-color="true" loext:opacity="0%" fo:font-style="italic" fo:font-weight="normal" officeooo:rsid="00ee95ed" style:font-style-asian="italic" style:font-style-complex="italic"/>
    </style:style>
    <style:style style:name="T28" style:family="text">
      <style:text-properties style:use-window-font-color="true" loext:opacity="0%" fo:font-weight="normal" officeooo:rsid="00e50b50"/>
    </style:style>
    <style:style style:name="T29" style:family="text">
      <style:text-properties style:use-window-font-color="true" loext:opacity="0%" officeooo:rsid="01132eff"/>
    </style:style>
    <style:style style:name="T30" style:family="text">
      <style:text-properties officeooo:rsid="006cb105"/>
    </style:style>
    <style:style style:name="T31" style:family="text">
      <style:text-properties fo:color="#262626" loext:opacity="100%" style:font-name="Liberation Serif" fo:font-size="11pt" fo:font-weight="normal" officeooo:rsid="0078123e" fo:background-color="transparent" loext:char-shading-value="0" style:font-name-asian="Times New Roman" style:font-size-asian="11pt" style:font-name-complex="Times New Roman" style:font-size-complex="11pt"/>
    </style:style>
    <style:style style:name="T32" style:family="text">
      <style:text-properties fo:color="#262626" loext:opacity="100%" style:font-name="Liberation Serif" fo:font-size="11pt" fo:font-weight="normal" officeooo:rsid="00f2f924" fo:background-color="transparent" loext:char-shading-value="0" style:font-name-asian="Times New Roman" style:font-size-asian="11pt" style:font-name-complex="Times New Roman" style:font-size-complex="11pt"/>
    </style:style>
    <style:style style:name="T33" style:family="text">
      <style:text-properties fo:color="#262626" loext:opacity="100%" style:font-name="Liberation Serif" fo:font-size="11pt" fo:font-weight="normal" officeooo:rsid="010e1fd5" fo:background-color="transparent" loext:char-shading-value="0" style:font-name-asian="Times New Roman" style:font-size-asian="11pt" style:font-name-complex="Times New Roman" style:font-size-complex="11pt"/>
    </style:style>
    <style:style style:name="T34" style:family="text">
      <style:text-properties fo:color="#262626" loext:opacity="100%" style:font-name="Liberation Serif" fo:font-size="11pt" fo:font-style="italic" fo:font-weight="normal" officeooo:rsid="00dc5160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5" style:family="text">
      <style:text-properties fo:color="#262626" loext:opacity="100%" style:font-name="Liberation Serif" fo:font-size="11pt" fo:font-style="italic" fo:font-weight="normal" officeooo:rsid="00de81b4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6" style:family="text">
      <style:text-properties fo:color="#262626" loext:opacity="100%" style:font-name="Liberation Serif" fo:font-size="11pt" fo:font-style="italic" fo:font-weight="normal" officeooo:rsid="00dd0e47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7" style:family="text">
      <style:text-properties fo:color="#262626" loext:opacity="100%" style:font-name="Liberation Serif" fo:font-size="11pt" fo:font-weight="bold" officeooo:rsid="00dc5160" fo:background-color="transparent" loext:char-shading-value="0" style:font-name-asian="Times New Roman" style:font-size-asian="11pt" style:font-name-complex="Times New Roman" style:font-size-complex="11pt"/>
    </style:style>
    <style:style style:name="T38" style:family="text">
      <style:text-properties fo:color="#262626" loext:opacity="100%" style:font-name="Liberation Serif" fo:font-size="11pt" fo:font-weight="bold" officeooo:rsid="010123c2" fo:background-color="transparent" loext:char-shading-value="0" style:font-name-asian="Times New Roman" style:font-size-asian="11pt" style:font-name-complex="Times New Roman" style:font-size-complex="11pt"/>
    </style:style>
    <style:style style:name="T39" style:family="text">
      <style:text-properties fo:color="#262626" loext:opacity="100%" style:font-name="Liberation Serif" fo:font-size="11pt" fo:font-weight="bold" officeooo:rsid="00757d2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0" style:family="text">
      <style:text-properties fo:color="#262626" loext:opacity="100%" style:font-name="Liberation Serif" fo:font-size="11pt" fo:font-weight="bold" officeooo:rsid="008eb43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1" style:family="text">
      <style:text-properties fo:color="#262626" loext:opacity="100%" style:font-name="Liberation Serif" fo:font-weight="bold" fo:background-color="transparent" loext:char-shading-value="0" style:font-name-asian="Times New Roman" style:font-name-complex="Times New Roman"/>
    </style:style>
    <style:style style:name="T42" style:family="text">
      <style:text-properties fo:color="#262626" loext:opacity="100%" style:font-name="Liberation Serif" fo:font-weight="bold" officeooo:rsid="00e6446d" fo:background-color="transparent" loext:char-shading-value="0" style:font-name-asian="Times New Roman" style:font-name-complex="Times New Roman"/>
    </style:style>
    <style:style style:name="T43" style:family="text">
      <style:text-properties fo:color="#262626" loext:opacity="100%" style:font-name="Liberation Serif" fo:font-weight="bold" officeooo:rsid="00dc5160" fo:background-color="transparent" loext:char-shading-value="0" style:font-name-asian="Times New Roman" style:font-name-complex="Times New Roman"/>
    </style:style>
    <style:style style:name="T44" style:family="text">
      <style:text-properties fo:color="#262626" loext:opacity="100%" style:font-name="Liberation Serif" fo:font-weight="bold" officeooo:rsid="010123c2" fo:background-color="transparent" loext:char-shading-value="0" style:font-name-asian="Times New Roman" style:font-name-complex="Times New Roman"/>
    </style:style>
    <style:style style:name="T45" style:family="text">
      <style:text-properties fo:color="#262626" loext:opacity="100%" style:font-name="Liberation Serif" fo:font-weight="bold" officeooo:rsid="010f2223" fo:background-color="transparent" loext:char-shading-value="0" style:font-name-asian="Times New Roman" style:font-name-complex="Times New Roman"/>
    </style:style>
    <style:style style:name="T46" style:family="text">
      <style:text-properties fo:color="#262626" loext:opacity="100%" style:font-name="Liberation Serif" fo:font-weight="bold" fo:background-color="transparent" loext:char-shading-value="0" style:font-name-asian="Times New Roman" style:font-size-asian="11pt" style:font-name-complex="Times New Roman" style:font-size-complex="11pt"/>
    </style:style>
    <style:style style:name="T47" style:family="text">
      <style:text-properties fo:color="#262626" loext:opacity="100%" style:font-name="Liberation Serif" fo:font-weight="bold" officeooo:rsid="00efa397" fo:background-color="transparent" loext:char-shading-value="0" style:font-name-asian="Times New Roman" style:font-size-asian="11pt" style:font-name-complex="Times New Roman" style:font-size-complex="11pt"/>
    </style:style>
    <style:style style:name="T48" style:family="text">
      <style:text-properties fo:color="#262626" loext:opacity="100%" style:font-name="Liberation Serif" fo:font-weight="bold" officeooo:rsid="00e602e1" fo:background-color="transparent" loext:char-shading-value="0" style:font-name-asian="Times New Roman" style:font-size-asian="11pt" style:font-name-complex="Times New Roman" style:font-size-complex="11pt"/>
    </style:style>
    <style:style style:name="T49" style:family="text">
      <style:text-properties fo:color="#262626" loext:opacity="100%" style:font-name="Liberation Serif" fo:font-weight="bold" officeooo:rsid="010123c2" fo:background-color="transparent" loext:char-shading-value="0" style:font-name-asian="Times New Roman" style:font-size-asian="11pt" style:font-name-complex="Times New Roman" style:font-size-complex="11pt"/>
    </style:style>
    <style:style style:name="T50" style:family="text">
      <style:text-properties fo:color="#262626" loext:opacity="100%" style:font-name="Liberation Serif" fo:font-weight="bold" officeooo:rsid="010e1fd5" fo:background-color="transparent" loext:char-shading-value="0" style:font-name-asian="Times New Roman" style:font-size-asian="11pt" style:font-name-complex="Times New Roman" style:font-size-complex="11pt"/>
    </style:style>
    <style:style style:name="T51" style:family="text">
      <style:text-properties fo:color="#262626" loext:opacity="100%" style:font-name="Liberation Serif" fo:font-weight="normal" officeooo:rsid="00f2f924" fo:background-color="transparent" loext:char-shading-value="0" style:font-name-asian="Times New Roman" style:font-name-complex="Times New Roman"/>
    </style:style>
    <style:style style:name="T52" style:family="text">
      <style:text-properties fo:color="#262626" loext:opacity="100%" style:font-name="Liberation Serif" fo:font-weight="normal" officeooo:rsid="00f2f924" fo:background-color="transparent" loext:char-shading-value="0" style:font-name-asian="Times New Roman" style:font-size-asian="11pt" style:font-name-complex="Times New Roman" style:font-size-complex="11pt"/>
    </style:style>
    <style:style style:name="T53" style:family="text">
      <style:text-properties fo:color="#262626" loext:opacity="100%" style:font-name="Liberation Serif" fo:font-style="italic" fo:font-weight="normal" officeooo:rsid="00de81b4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fo:color="#262626" loext:opacity="100%" style:font-name="Liberation Serif" fo:font-style="italic" fo:font-weight="normal" officeooo:rsid="00dd0e47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55" style:family="text">
      <style:text-properties fo:color="#262626" loext:opacity="100%" style:font-name="Liberation Serif" fo:font-style="italic" fo:font-weight="normal" officeooo:rsid="00dc5160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6" style:family="text">
      <style:text-properties fo:color="#262626" loext:opacity="100%" style:font-name="Liberation Serif" fo:font-style="italic" fo:font-weight="normal" officeooo:rsid="00de81b4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7" style:family="text">
      <style:text-properties fo:color="#262626" loext:opacity="100%" style:font-name="Liberation Serif" style:text-underline-style="solid" style:text-underline-width="auto" style:text-underline-color="font-color" fo:font-weight="bold" officeooo:rsid="010123c2" fo:background-color="transparent" loext:char-shading-value="0" style:font-name-asian="Times New Roman" style:font-name-complex="Times New Roman"/>
    </style:style>
    <style:style style:name="T58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914cd" style:font-style-asian="normal" style:font-weight-asian="bold" style:font-style-complex="normal" style:font-weight-complex="bold" style:text-overline-style="none" style:text-overline-color="font-color"/>
    </style:style>
    <style:style style:name="T59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7410b" style:font-style-asian="normal" style:font-weight-asian="bold" style:font-style-complex="normal" style:font-weight-complex="bold" style:text-overline-style="none" style:text-overline-color="font-color"/>
    </style:style>
    <style:style style:name="T60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a2492" style:font-style-asian="normal" style:font-weight-asian="bold" style:font-style-complex="normal" style:font-weight-complex="bold" style:text-overline-style="none" style:text-overline-color="font-color"/>
    </style:style>
    <style:style style:name="T61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eb43a" style:font-style-asian="normal" style:font-weight-asian="bold" style:font-style-complex="normal" style:font-weight-complex="bold" style:text-overline-style="none" style:text-overline-color="font-color"/>
    </style:style>
    <style:style style:name="T62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b978f4" style:font-style-asian="normal" style:font-weight-asian="bold" style:font-style-complex="normal" style:font-weight-complex="bold" style:text-overline-style="none" style:text-overline-color="font-color"/>
    </style:style>
    <style:style style:name="T63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87410b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8914cd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e50b50" style:font-style-asian="normal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107772e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color="#262626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ce9d7a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 style:text-overline-style="none" style:text-overline-color="font-color"/>
    </style:style>
    <style:style style:name="T68" style:family="text">
      <style:text-properties fo:color="#262626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ee95ed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 style:text-overline-style="none" style:text-overline-color="font-color"/>
    </style:style>
    <style:style style:name="T69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b50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0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a19da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f89aa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57d27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9bb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74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fbd9e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75" style:family="text">
      <style:text-properties fo:color="#262626" loext:opacity="100%" style:text-outline="false" style:text-line-through-style="none" style:text-line-through-type="none" fo:font-style="italic" fo:text-shadow="none" style:text-underline-style="none" fo:font-weight="normal" officeooo:rsid="00ee95ed" style:font-style-asian="italic" style:font-weight-asian="normal" style:font-style-complex="italic" style:font-weight-complex="normal" style:text-overline-style="none" style:text-overline-color="font-color"/>
    </style:style>
    <style:style style:name="T76" style:family="text">
      <style:text-properties fo:color="#262626" loext:opacity="100%" style:text-outline="false" style:text-line-through-style="none" style:text-line-through-type="none" fo:font-style="italic" fo:text-shadow="none" style:text-underline-style="none" fo:font-weight="normal" officeooo:rsid="00ce9d7a" style:font-style-asian="italic" style:font-weight-asian="normal" style:font-style-complex="italic" style:font-weight-complex="normal" style:text-overline-style="none" style:text-overline-color="font-color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none" officeooo:rsid="007a1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tyle="normal" fo:text-shadow="none" style:text-underline-style="none" officeooo:rsid="00d7ee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officeooo:rsid="007a19da" style:font-style-asian="normal" style:font-weight-asian="normal" style:font-style-complex="normal" style:font-weight-complex="normal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0757d27" style:font-style-asian="normal" style:font-weight-asian="normal" style:font-style-complex="normal" style:font-weight-complex="normal" style:text-overline-style="none" style:text-overline-color="font-color"/>
    </style:style>
    <style:style style:name="T83" style:family="text">
      <style:text-properties style:text-outline="false" style:text-line-through-style="none" style:text-line-through-type="none" fo:font-style="normal" fo:text-shadow="none" style:text-underline-style="none" fo:font-weight="normal" officeooo:rsid="008485a1" style:font-style-asian="normal" style:font-weight-asian="normal" style:font-style-complex="normal" style:font-weight-complex="normal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font-style="italic" fo:text-shadow="none" style:text-underline-style="none" fo:font-weight="normal" officeooo:rsid="00ce9d7a" style:font-style-asian="italic" style:font-weight-asian="normal" style:font-style-complex="italic" style:font-weight-complex="normal" style:text-overline-style="none" style:text-overline-color="font-color"/>
    </style:style>
    <style:style style:name="T85" style:family="text">
      <style:text-properties fo:color="#2a7b89" loext:opacity="100%" style:font-name="Liberation Serif" fo:font-size="14pt" fo:font-weight="bold" officeooo:rsid="006c57d6" fo:background-color="transparent" loext:char-shading-value="0" style:font-name-asian="Times New Roman" style:font-name-complex="Times New Roman"/>
    </style:style>
    <style:style style:name="T86" style:family="text">
      <style:text-properties style:font-weight-asian="bold" style:font-weight-complex="bold"/>
    </style:style>
    <style:style style:name="T87" style:family="text">
      <style:text-properties officeooo:rsid="007a19da" style:font-weight-asian="bold" style:font-weight-complex="bold"/>
    </style:style>
    <style:style style:name="T88" style:family="text">
      <style:text-properties officeooo:rsid="00849b5d" style:font-weight-asian="bold" style:font-weight-complex="bold"/>
    </style:style>
    <style:style style:name="T89" style:family="text">
      <style:text-properties officeooo:rsid="008eb43a" style:font-weight-asian="bold" style:font-weight-complex="bold"/>
    </style:style>
    <style:style style:name="T90" style:family="text">
      <style:text-properties officeooo:rsid="00757d27" style:font-weight-asian="bold" style:font-weight-complex="bold"/>
    </style:style>
    <style:style style:name="T91" style:family="text">
      <style:text-properties officeooo:rsid="007e0b3f"/>
    </style:style>
    <style:style style:name="T92" style:family="text">
      <style:text-properties officeooo:rsid="007f89aa"/>
    </style:style>
    <style:style style:name="T93" style:family="text">
      <style:text-properties fo:font-size="11pt" fo:font-weight="normal" style:font-size-asian="11pt" style:font-size-complex="11pt"/>
    </style:style>
    <style:style style:name="T94" style:family="text">
      <style:text-properties fo:font-size="11pt" fo:font-weight="normal" officeooo:rsid="0078123e" style:font-size-asian="11pt" style:font-size-complex="11pt"/>
    </style:style>
    <style:style style:name="T95" style:family="text">
      <style:text-properties fo:font-size="11pt" fo:font-weight="normal" officeooo:rsid="010f2223" style:font-size-asian="11pt" style:font-size-complex="11pt"/>
    </style:style>
    <style:style style:name="T96" style:family="text">
      <style:text-properties officeooo:rsid="00c1291d"/>
    </style:style>
    <style:style style:name="T97" style:family="text">
      <style:text-properties officeooo:rsid="00c2de3c"/>
    </style:style>
    <style:style style:name="T98" style:family="text">
      <style:text-properties officeooo:rsid="00c41ce3"/>
    </style:style>
    <style:style style:name="T99" style:family="text">
      <style:text-properties fo:font-weight="normal" officeooo:rsid="00dc5160"/>
    </style:style>
    <style:style style:name="T100" style:family="text">
      <style:text-properties fo:font-weight="normal" officeooo:rsid="0102935f"/>
    </style:style>
    <style:style style:name="T101" style:family="text">
      <style:text-properties fo:font-weight="normal" officeooo:rsid="000fbd9e"/>
    </style:style>
    <style:style style:name="T102" style:family="text">
      <style:text-properties fo:font-weight="normal" officeooo:rsid="00e50b50"/>
    </style:style>
    <style:style style:name="T103" style:family="text">
      <style:text-properties fo:font-style="italic" fo:font-weight="normal" officeooo:rsid="00ce9d7a" style:font-style-asian="italic" style:font-style-complex="italic"/>
    </style:style>
    <style:style style:name="T104" style:family="text">
      <style:text-properties officeooo:rsid="0102935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91">A</text:span>lex Barra Bold<text:span text:style-name="T92">u</text:span></text:p>
      <text:p text:style-name="P6"><text:span text:style-name="T5">Unity </text:span><text:span text:style-name="T96">&amp; </text:span><text:span text:style-name="T98">Computer</text:span><text:span text:style-name="T96"> </text:span><text:span text:style-name="T97">G</text:span><text:span text:style-name="T96">ames </text:span><text:span text:style-name="T5">Developer</text:span></text:p>
      <text:p text:style-name="P7"><text:span text:style-name="T77">+34 633 87 37 5</text:span><text:span text:style-name="T79">1</text:span><text:span text:style-name="T80"><text:tab/></text:span><text:a xlink:type="simple" xlink:href="mailto:alexbarra00@gmail.com" text:style-name="Internet_20_link" text:visited-style-name="Visited_20_Internet_20_Link"><text:span text:style-name="T6">alexbarra00@gmail.com</text:span></text:a><text:span text:style-name="T4"><text:tab/><text:tab/></text:span><text:a xlink:type="simple" xlink:href="https://github.com/alexbarraboldu" text:style-name="Internet_20_link" text:visited-style-name="Visited_20_Internet_20_Link"><text:span text:style-name="T1">GitHub</text:span></text:a><text:span text:style-name="T2"><text:tab/></text:span><text:span text:style-name="T3"><text:tab/><text:tab/></text:span><text:a xlink:type="simple" xlink:href="https://www.linkedin.com/in/abib/" text:style-name="Internet_20_link" text:visited-style-name="Visited_20_Internet_20_Link"><text:span text:style-name="T1">LinkedIn</text:span></text:a></text:p>
      <text:p text:style-name="P26"><draw:line text:anchor-type="paragraph" draw:z-index="3" draw:name="Línea horizontal 11" draw:style-name="gr1" draw:text-style-name="P28" svg:x1="0.047cm" svg:y1="0.295cm" svg:x2="18.812cm" svg:y2="0.295cm"><text:p/></draw:line><text:span text:style-name="T85">WORK EXPERIENCE</text:span></text:p>
      <text:p text:style-name="P23"><text:span text:style-name="T45">Independent Unity Developer | Unity Editor Developer</text:span></text:p>
      <text:p text:style-name="P27"><text:span text:style-name="T94">- </text:span><text:span text:style-name="T95">Developed a behaviour tree plug-in with a custom editor for Unity.</text:span></text:p>
      <text:p text:style-name="P22"><text:span text:style-name="T44">Independent Unity Developer</text:span><text:span text:style-name="T42"> <text:s/></text:span><text:span text:style-name="T44">| <text:s/>Netcode </text:span><text:span text:style-name="T43">Unity Developer</text:span><text:span text:style-name="T44"><text:tab/><text:tab/><text:tab/><text:tab/><text:tab/></text:span><text:span text:style-name="T51"> <text:s text:c="2"/></text:span><text:span text:style-name="T53">Apr </text:span><text:span text:style-name="T54">2024</text:span><text:span text:style-name="T53"> - Oct 2024</text:span></text:p>
      <text:p text:style-name="P17"><text:span text:style-name="T94">- </text:span><text:span text:style-name="T93">Designed and developed a first-person co-op multiplayer game using Unity Netcode for GameObjects.</text:span></text:p>
      <text:p text:style-name="P21">- Built a MySQL-based back-end for player data and matchmaking.</text:p>
      <text:p text:style-name="P21">- Implemented network synchronization, lobby systems, and gameplay mechanics.</text:p>
      <text:p text:style-name="P13"><text:span text:style-name="T38">Independent Video Game Project <text:s/>| <text:s/></text:span><text:span text:style-name="T37">Unity Developer </text:span><text:span text:style-name="T38">&amp; Team Lead<text:tab/><text:tab/><text:tab/><text:tab/></text:span><text:span text:style-name="T32"> <text:s/></text:span><text:span text:style-name="T35">Sep </text:span><text:span text:style-name="T34">2023</text:span><text:span text:style-name="T36"> </text:span><text:span text:style-name="T34">-</text:span><text:span text:style-name="T36"> </text:span><text:span text:style-name="T35">Mar </text:span><text:span text:style-name="T34">2</text:span><text:span text:style-name="T35">02</text:span><text:span text:style-name="T34">4</text:span></text:p>
      <text:p text:style-name="P16">- <text:span text:style-name="T104">Led a 3-person team to develop a 2D platformer prototype from concept to demo release.</text:span></text:p>
      <text:p text:style-name="P16">- <text:span text:style-name="T104">Programmed core gameplay, UI, and menus using C# and Unity.</text:span></text:p>
      <text:p text:style-name="P14"><text:span text:style-name="T99">- </text:span><text:span text:style-name="T100">Applied software architecture principle (SOLID, design patterns, clean code).</text:span></text:p>
      <text:p text:style-name="P15"><text:span text:style-name="T46">JanduSoft</text:span><text:span text:style-name="T47"> <text:s/></text:span><text:span text:style-name="T49">| <text:s/></text:span><text:span text:style-name="T50">Video Game QA Tester (</text:span><text:span text:style-name="T48">Intern</text:span><text:span text:style-name="T50">ship)</text:span><text:span text:style-name="T48"><text:tab/><text:tab/><text:tab/><text:tab/><text:tab/><text:tab/></text:span><text:span text:style-name="T52"> <text:s text:c="2"/></text:span><text:span text:style-name="T55">Jan</text:span><text:span text:style-name="T56"> 2022</text:span><text:span text:style-name="T55"> - Apr 2022</text:span></text:p>
      <text:p text:style-name="P18"><text:span text:style-name="T31">- </text:span><text:span text:style-name="T33">Tested Unity games for bugs and performance issues.</text:span></text:p>
      <text:p text:style-name="P24">- Collaborated with developers to document and reproduce issues.</text:p>
      <text:p text:style-name="P25">- Gained first-hand experience in the full development cycle.</text:p>
      <text:p text:style-name="P8"><draw:line text:anchor-type="paragraph" draw:z-index="0" draw:name="Línea horizontal 1" draw:style-name="gr1" draw:text-style-name="P28" svg:x1="0.02cm" svg:y1="0.268cm" svg:x2="18.785cm" svg:y2="0.268cm"><text:p/></draw:line><text:span text:style-name="T77">EDUCATIO</text:span><text:span text:style-name="T78">N</text:span></text:p>
      <text:p text:style-name="P9"><text:span text:style-name="T60">B</text:span><text:span text:style-name="T59">oot-camp</text:span><text:span text:style-name="T61">: </text:span><text:span text:style-name="T58">Advanced</text:span><text:span text:style-name="T62"> </text:span><text:span text:style-name="T58">Unity</text:span><text:span text:style-name="T62"> </text:span><text:span text:style-name="T58">Programming in Video Games</text:span><text:span text:style-name="T65"> </text:span><text:span text:style-name="T66">- </text:span><text:span text:style-name="T63">LevelUp </text:span><text:span text:style-name="T64">Game Dev</text:span><text:span text:style-name="T58"><text:tab/><text:tab/><text:tab/> <text:s text:c="8"/></text:span><text:span text:style-name="T75">Oct </text:span><text:span text:style-name="T76">2024</text:span></text:p>
      <text:p text:style-name="P11"><text:span text:style-name="T86">Master</text:span><text:span text:style-name="T89">: </text:span><text:span text:style-name="T16">Video</text:span><text:span text:style-name="T17"> </text:span><text:span text:style-name="T18">G</text:span><text:span text:style-name="T16">ame</text:span><text:span text:style-name="T18">s</text:span><text:span text:style-name="T16"> &amp; Virtual Reality Development</text:span><text:span text:style-name="T28"> - </text:span><text:span text:style-name="T101">IES Bernat el </text:span><text:span text:style-name="T102">Ferrer<text:tab/><text:tab/><text:tab/><text:tab/> <text:s text:c="8"/></text:span><text:span text:style-name="T27">Apr </text:span><text:span text:style-name="T103">2024</text:span></text:p>
      <text:p text:style-name="P12"><text:span text:style-name="T90">HND</text:span><text:span text:style-name="T89">: </text:span><text:span text:style-name="T9">Cross-platform Application Development in Video</text:span><text:span text:style-name="T8"> G</text:span><text:span text:style-name="T9">ames</text:span><text:span text:style-name="T10"> - </text:span><text:span text:style-name="T81">Univer</text:span><text:span text:style-name="T82">sity of</text:span><text:span text:style-name="T81"> Barcelona</text:span><text:span text:style-name="T83">: </text:span><text:span text:style-name="T81">ENTI<text:tab/> <text:s text:c="8"/></text:span><text:span text:style-name="T11">Jun </text:span><text:span text:style-name="T84">2022</text:span></text:p>
      <text:p text:style-name="P19"><text:span text:style-name="T39">HNC</text:span><text:span text:style-name="T40">: </text:span><text:span text:style-name="T73">M</text:span><text:span text:style-name="T74">icrocomputer Systems &amp; Networks</text:span><text:span text:style-name="T69"> - </text:span><text:span text:style-name="T70">Joan Pelegr</text:span><text:span text:style-name="T71">i</text:span><text:span text:style-name="T72"> School<text:tab/><text:tab/><text:tab/><text:tab/><text:tab/> <text:s text:c="8"/></text:span><text:span text:style-name="T68">Jun </text:span><text:span text:style-name="T67">2019</text:span></text:p>
      <text:p text:style-name="P8"><draw:line text:anchor-type="paragraph" draw:z-index="2" draw:name="Línea horizontal 3" draw:style-name="gr1" draw:text-style-name="P28" svg:x1="0.051cm" svg:y1="0.24cm" svg:x2="18.812cm" svg:y2="0.24cm"><text:p/></draw:line><text:span text:style-name="T87">TECHNICAL SKILL</text:span><text:span text:style-name="T88">S</text:span></text:p>
      <text:p text:style-name="P1"><text:span text:style-name="T7">C#, C/C++,</text:span><text:span text:style-name="T24"> SQL</text:span></text:p>
      <text:p text:style-name="P2"><text:span text:style-name="T22">Clean Cod</text:span><text:span text:style-name="T23">e, </text:span><text:span text:style-name="T14">Design</text:span><text:span text:style-name="T13"> patterns &amp;</text:span><text:span text:style-name="T14"> Software</text:span><text:span text:style-name="T13"> architecture</text:span><text:span text:style-name="T24">, SOLID</text:span><text:span text:style-name="T23">,</text:span><text:span text:style-name="T26"> </text:span><text:span text:style-name="T24">Networking, </text:span><text:span text:style-name="T29">Editor Scripting</text:span></text:p>
      <text:p text:style-name="P5"><text:span text:style-name="T7">Unity, </text:span><text:span text:style-name="T12">Visual Studio</text:span><text:span text:style-name="T25">, </text:span><text:span text:style-name="T7">Git</text:span><text:span text:style-name="T12">,</text:span><text:span text:style-name="T15"> </text:span><text:span text:style-name="T25">UML</text:span></text:p>
      <text:p text:style-name="P10"><draw:line text:anchor-type="paragraph" draw:z-index="1" draw:name="Línea horizontal 2" draw:style-name="gr1" draw:text-style-name="P28" svg:x1="0.02cm" svg:y1="0.236cm" svg:x2="18.785cm" svg:y2="0.236cm"><text:p/></draw:line>LANGUAGES</text:p>
      <text:p text:style-name="P3"><text:span text:style-name="T30">Spanish </text:span>/ Catal<text:span text:style-name="T30">a</text:span>n: Nativ<text:span text:style-name="T30">e</text:span></text:p>
      <text:p text:style-name="P4"><text:span text:style-name="T19">English</text:span><text:span text:style-name="T20">: </text:span><text:span text:style-name="T19">Advanced</text:span><text:span text:style-name="T21"> C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fo:font-size="11pt" fo:font-style="normal" style:text-underline-style="none" fo:font-weight="bold" style:font-name-asian="OpenSymbol" style:font-family-asian="OpenSymbol" style:font-charset-asian="x-symbol" style:font-size-asian="9.60000038146973pt" style:font-style-asian="normal" style:font-weight-asian="bold" style:font-name-complex="OpenSymbol" style:font-family-complex="OpenSymbol" style:font-charset-complex="x-symbol" style:font-size-complex="11pt" style:font-style-complex="normal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loext:hidden="true" style:hidden="true" style:page-layout-name="Mpm1" draw:style-name="Mdp1"/>
    <style:master-page style:name="CV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9:42:39.995000000</meta:creation-date>
    <dc:date>2025-11-12T13:14:07.868000000</dc:date>
    <meta:editing-duration>P1DT21H53M48S</meta:editing-duration>
    <meta:editing-cycles>236</meta:editing-cycles>
    <meta:generator>LibreOffice/24.2.3.2$Windows_X86_64 LibreOffice_project/433d9c2ded56988e8a90e6b2e771ee4e6a5ab2ba</meta:generator>
    <meta:print-date>2024-12-03T21:12:48.614000000</meta:print-date>
    <meta:printed-by>Archivos PDF</meta:printed-by>
    <dc:title>BarraBolduAlex_CV-ChatGPT-Manual-Revision</dc:title>
    <meta:document-statistic meta:table-count="0" meta:image-count="0" meta:object-count="0" meta:page-count="1" meta:paragraph-count="30" meta:word-count="255" meta:character-count="1713" meta:non-whitespace-character-count="1414"/>
  </office:meta>
</office:document-meta>
</file>